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4c7" officeooo:paragraph-rsid="0015e974"/>
    </style:style>
    <style:style style:name="P2" style:family="paragraph" style:parent-style-name="Standard">
      <style:paragraph-properties fo:text-align="center" style:justify-single-word="false"/>
      <style:text-properties fo:font-size="30pt" officeooo:rsid="0011b56e" officeooo:paragraph-rsid="0015e974" style:font-size-asian="30pt" style:font-size-complex="30pt"/>
    </style:style>
    <style:style style:name="P3" style:family="paragraph" style:parent-style-name="Standard">
      <style:text-properties officeooo:rsid="0011b56e" officeooo:paragraph-rsid="0015e974"/>
    </style:style>
    <style:style style:name="P4" style:family="paragraph" style:parent-style-name="Standard">
      <style:text-properties fo:font-weight="bold" officeooo:rsid="00128f55" officeooo:paragraph-rsid="0015e974" style:font-weight-asian="bold" style:font-weight-complex="bold"/>
    </style:style>
    <style:style style:name="P5" style:family="paragraph" style:parent-style-name="Standard">
      <style:text-properties officeooo:rsid="00128f55" officeooo:paragraph-rsid="0015e974"/>
    </style:style>
    <style:style style:name="P6" style:family="paragraph" style:parent-style-name="Standard">
      <style:text-properties officeooo:rsid="0015e974" officeooo:paragraph-rsid="0015e974"/>
    </style:style>
    <style:style style:name="T1" style:family="text">
      <style:text-properties officeooo:rsid="0015e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udy Guide for Week<text:span text:style-name="T1">1</text:span></text:p>
      <text:p text:style-name="P3"/>
      <text:p text:style-name="P3"/>
      <text:p text:style-name="P4">Expectations</text:p>
      <text:p text:style-name="P4"/>
      <text:p text:style-name="P5">1. <text:span text:style-name="T1">Install VM emulator software in your operating system such as VirtualBox(Windows, Mac), Vmware Fusion(Windows, Mac) or UTM (Mac)</text:span></text:p>
      <text:p text:style-name="P5"/>
      <text:p text:style-name="P6">2. Once you have successfully installed a VM, always make sure you can find out the actual image file and backup it to a USB drive just in case something broken and you have to redo it.</text:p>
      <text:p text:style-name="P6"/>
      <text:p text:style-name="P6">3. Download the PDF from module 1 and learn the linux commands, directories and ssh.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7:45:53.658524935</meta:creation-date>
    <dc:date>2025-09-10T17:48:15.950143003</dc:date>
    <meta:editing-duration>PT2M23S</meta:editing-duration>
    <meta:editing-cycles>1</meta:editing-cycles>
    <meta:document-statistic meta:table-count="0" meta:image-count="0" meta:object-count="0" meta:page-count="1" meta:paragraph-count="5" meta:word-count="76" meta:character-count="433" meta:non-whitespace-character-count="362"/>
    <meta:generator>LibreOffice/24.2.7.2$Linux_X86_64 LibreOffice_project/420$Build-2</meta:generator>
  </office:meta>
</office:document-meta>
</file>